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c11a" officeooo:paragraph-rsid="0009c11a"/>
    </style:style>
    <style:style style:name="P2" style:family="paragraph" style:parent-style-name="Standard">
      <style:paragraph-properties fo:text-align="start" style:justify-single-word="false"/>
      <style:text-properties officeooo:rsid="0009c11a" officeooo:paragraph-rsid="0009c11a"/>
    </style:style>
    <style:style style:name="P3" style:family="paragraph" style:parent-style-name="Standard" style:list-style-name="L2">
      <style:paragraph-properties fo:text-align="start" style:justify-single-word="false"/>
      <style:text-properties officeooo:rsid="0009c11a" officeooo:paragraph-rsid="0009c11a"/>
    </style:style>
    <style:style style:name="P4" style:family="paragraph" style:parent-style-name="Standard">
      <style:paragraph-properties fo:text-align="center" style:justify-single-word="false"/>
      <style:text-properties fo:font-size="15pt" officeooo:rsid="0009c11a" officeooo:paragraph-rsid="0009c11a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officeooo:paragraph-rsid="0009c11a"/>
    </style:style>
    <style:style style:name="T1" style:family="text">
      <style:text-properties officeooo:rsid="0009c11a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lunos: Rafael Pires, Matheus Barbosa, Mirella Prado</text:p>
      <text:p text:style-name="P1"/>
      <text:p text:style-name="P5"><text:span text:style-name="T1">Tema: </text:span><text:bookmark text:name="yui_3_18_1_1_1724333917002_174"/>Identidade do Curso de Técnico em Desenvolvimento de Sistemas</text:p>
      <text:p text:style-name="P2"/>
      <text:list xml:id="list1258053972" text:style-name="L2">
        <text:list-item>
          <text:p text:style-name="P3">Escolha do tema</text:p>
        </text:list-item>
        <text:list-item>
          <text:p text:style-name="P3">Desenvolvimento do tema</text:p>
        </text:list-item>
        <text:list-item>
          <text:p text:style-name="P3">Busca por referência</text:p>
        </text:list-item>
        <text:list-item>
          <text:p text:style-name="P3">Processo de criação</text:p>
        </text:list-item>
        <text:list-item>
          <text:p text:style-name="P3">Acabamento</text:p>
        </text:list-item>
        <text:list-item>
          <text:p text:style-name="P3">Desenvolvimento do texto</text:p>
        </text:list-item>
        <text:list-item>
          <text:p text:style-name="P3">Entrega</text:p>
        </text:list-item>
      </text:list>
      <text:p text:style-name="P2"/>
      <text:p text:style-name="P2">Facilidade e simplicidade do processo criativo, como maior abertura para busca de referências. A escolha de cores foi influenciada por ambientes e linguagem de programação, e suas respectivas logos. (Cores principais: #389EE4 e #FC9C21)</text:p>
      <text:p text:style-name="P2">Utilizamos sites criadores de palhetas de cores e de logos para utilizar as imagens geradas como referência na criação da nossa própria.</text:p>
      <text:p text:style-name="P2"/>
      <text:p text:style-name="P2">Sites utilizados:</text:p>
      <text:p text:style-name="P2"><text:a xlink:type="simple" xlink:href="https://encycolorpedia.pt/" text:style-name="Internet_20_link" text:visited-style-name="Visited_20_Internet_20_Link">https://encycolorpedia.pt/</text:a></text:p>
      <text:p text:style-name="P2"><text:a xlink:type="simple" xlink:href="https://coolors.co/" text:style-name="Internet_20_link" text:visited-style-name="Visited_20_Internet_20_Link">https://coolors.co/</text:a></text:p>
      <text:p text:style-name="P2"><text:a xlink:type="simple" xlink:href="https://logo.com/" text:style-name="Internet_20_link" text:visited-style-name="Visited_20_Internet_20_Link">https://logo.com/</text:a>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2T10:35:38.524440082</meta:creation-date>
    <dc:date>2024-08-22T12:08:50.386990435</dc:date>
    <meta:editing-duration>PT1H33M14S</meta:editing-duration>
    <meta:editing-cycles>1</meta:editing-cycles>
    <meta:generator>LibreOffice/7.4.5.1$Linux_X86_64 LibreOffice_project/40$Build-1</meta:generator>
    <meta:document-statistic meta:table-count="0" meta:image-count="0" meta:object-count="0" meta:page-count="1" meta:paragraph-count="15" meta:word-count="102" meta:character-count="702" meta:non-whitespace-character-count="622"/>
  </office:meta>
</office:document-meta>
</file>